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DocMergePolicy.getMinMerge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DocMergePolicy.size( Segmen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DocMergePolicy.setMinMergeDocs( int minMerge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DocMergePolicy.LogDocMerge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